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line-height="0.139in"/>
      <style:text-properties style:font-name="Times New Roman" style:font-name-asian="Times New Roman" style:font-name-complex="Times New Roman"/>
    </style:style>
    <style:style style:name="P2" style:family="paragraph" style:parent-style-name="Standard">
      <style:paragraph-properties fo:line-height="0.1555in"/>
      <style:text-properties style:font-name="Times New Roman" style:font-name-asian="Times New Roman" style:font-name-complex="Times New Roman"/>
    </style:style>
    <style:style style:name="P3" style:family="paragraph" style:parent-style-name="Standard">
      <style:paragraph-properties fo:line-height="0.1626in"/>
      <style:text-properties style:font-name="Times New Roman" style:font-name-asian="Times New Roman" style:font-name-complex="Times New Roman"/>
    </style:style>
    <style:style style:name="P4" style:family="paragraph" style:parent-style-name="Standard">
      <style:paragraph-properties fo:line-height="0.1819in"/>
      <style:text-properties style:font-name="Times New Roman" style:font-name-asian="Times New Roman" style:font-name-complex="Times New Roman"/>
    </style:style>
    <style:style style:name="P5" style:family="paragraph" style:parent-style-name="Standard">
      <style:paragraph-properties fo:line-height="0.1457in"/>
      <style:text-properties style:font-name="Times New Roman" style:font-name-asian="Times New Roman" style:font-name-complex="Times New Roman"/>
    </style:style>
    <style:style style:name="P6" style:family="paragraph" style:parent-style-name="Standard">
      <style:paragraph-properties fo:line-height="0.1563in"/>
      <style:text-properties style:font-name="Times New Roman" style:font-name-asian="Times New Roman" style:font-name-complex="Times New Roman"/>
    </style:style>
    <style:style style:name="P7" style:family="paragraph" style:parent-style-name="Standard">
      <style:paragraph-properties fo:line-height="0.1736in"/>
      <style:text-properties style:font-name="Times New Roman" style:font-name-asian="Times New Roman" style:font-name-complex="Times New Roman"/>
    </style:style>
    <style:style style:name="P8" style:family="paragraph" style:parent-style-name="Standard">
      <style:paragraph-properties fo:line-height="0.189in"/>
      <style:text-properties style:font-name="Times New Roman" style:font-name-asian="Times New Roman" style:font-name-complex="Times New Roman"/>
    </style:style>
    <style:style style:name="P9" style:family="paragraph" style:parent-style-name="Standard">
      <style:paragraph-properties fo:line-height="0.139in"/>
      <style:text-properties style:font-name="Times New Roman" fo:font-size="12pt" style:font-name-asian="Times New Roman" style:font-size-asian="12pt" style:font-name-complex="Times New Roman"/>
    </style:style>
    <style:style style:name="P10" style:family="paragraph" style:parent-style-name="Standard">
      <style:paragraph-properties fo:line-height="0.2165in"/>
      <style:text-properties style:font-name="Times New Roman" fo:font-size="12pt" style:font-name-asian="Times New Roman" style:font-size-asian="12pt" style:font-name-complex="Times New Roman"/>
    </style:style>
    <style:style style:name="P11" style:family="paragraph" style:parent-style-name="Standard">
      <style:paragraph-properties fo:line-height="0.2402in"/>
      <style:text-properties style:font-name="Times New Roman" fo:font-size="12pt" style:font-name-asian="Times New Roman" style:font-size-asian="12pt" style:font-name-complex="Times New Roman"/>
    </style:style>
    <style:style style:name="P12" style:family="paragraph" style:parent-style-name="Standard">
      <style:paragraph-properties fo:line-height="0.1953in"/>
      <style:text-properties style:font-name="Times New Roman" fo:font-size="12pt" style:font-name-asian="Times New Roman" style:font-size-asian="12pt" style:font-name-complex="Times New Roman"/>
    </style:style>
    <style:style style:name="P13" style:family="paragraph" style:parent-style-name="Standard">
      <style:paragraph-properties fo:line-height="0.1555in"/>
      <style:text-properties style:font-name="Times New Roman" fo:font-size="12pt" style:font-name-asian="Times New Roman" style:font-size-asian="12pt" style:font-name-complex="Times New Roman"/>
    </style:style>
    <style:style style:name="P14" style:family="paragraph" style:parent-style-name="Standard">
      <style:paragraph-properties fo:line-height="0.1626in"/>
      <style:text-properties style:font-name="Times New Roman" fo:font-size="12pt" style:font-name-asian="Times New Roman" style:font-size-asian="12pt" style:font-name-complex="Times New Roman"/>
    </style:style>
    <style:style style:name="P15" style:family="paragraph" style:parent-style-name="Standard">
      <style:paragraph-properties fo:line-height="0.1819in"/>
      <style:text-properties style:font-name="Times New Roman" fo:font-size="12pt" style:font-name-asian="Times New Roman" style:font-size-asian="12pt" style:font-name-complex="Times New Roman"/>
    </style:style>
    <style:style style:name="P16" style:family="paragraph" style:parent-style-name="Standard">
      <style:paragraph-properties fo:line-height="0.1917in"/>
      <style:text-properties style:font-name="Times New Roman" fo:font-size="12pt" style:font-name-asian="Times New Roman" style:font-size-asian="12pt" style:font-name-complex="Times New Roman"/>
    </style:style>
    <style:style style:name="P17" style:family="paragraph" style:parent-style-name="Standard">
      <style:paragraph-properties style:line-height-at-least="0in">
        <style:tab-stops>
          <style:tab-stop style:position="0.528in"/>
        </style:tab-stops>
      </style:paragraph-properties>
    </style:style>
    <style:style style:name="P18" style:family="paragraph" style:parent-style-name="Standard">
      <style:paragraph-properties style:line-height-at-least="0in"/>
      <style:text-properties style:font-name="Arial" fo:font-size="12pt" style:font-name-asian="Arial" style:font-size-asian="12pt" style:font-name-complex="Arial"/>
    </style:style>
    <style:style style:name="P19" style:family="paragraph" style:parent-style-name="Standard">
      <style:paragraph-properties fo:line-height="95%"/>
      <style:text-properties style:font-name="Arial" fo:font-size="12pt" style:font-name-asian="Arial" style:font-size-asian="12pt" style:font-name-complex="Arial"/>
    </style:style>
    <style:style style:name="P20" style:family="paragraph" style:parent-style-name="Standard">
      <style:paragraph-properties style:line-height-at-least="0in"/>
      <style:text-properties style:font-name="Arial" fo:font-size="10.5pt" style:font-name-asian="Arial" style:font-size-asian="10.5pt" style:font-name-complex="Arial"/>
    </style:style>
    <style:style style:name="P21" style:family="paragraph" style:parent-style-name="Standard">
      <style:paragraph-properties fo:line-height="99%">
        <style:tab-stops>
          <style:tab-stop style:position="0.528in"/>
        </style:tab-stops>
      </style:paragraph-properties>
    </style:style>
    <style:style style:name="P22" style:family="paragraph" style:parent-style-name="Standard">
      <style:paragraph-properties fo:margin-left="2.502in" fo:margin-right="0in" style:line-height-at-least="0in" fo:text-indent="0in" style:auto-text-indent="false"/>
      <style:text-properties style:font-name="Arial" fo:font-size="20.5pt" style:font-name-asian="Arial" style:font-size-asian="20.5pt" style:font-name-complex="Arial"/>
    </style:style>
    <style:style style:name="P23" style:family="paragraph" style:parent-style-name="Standard">
      <style:paragraph-properties fo:margin-left="2.1547in" fo:margin-right="0in" style:line-height-at-least="0in" fo:text-indent="0in" style:auto-text-indent="false"/>
      <style:text-properties style:font-name="Arial" fo:font-size="14.5pt" style:font-name-asian="Arial" style:font-size-asian="14.5pt" style:font-name-complex="Arial"/>
    </style:style>
    <style:style style:name="P24" style:family="paragraph" style:parent-style-name="Standard" style:list-style-name="WW8Num1">
      <style:paragraph-properties fo:margin-left="0.4047in" fo:margin-right="0in" style:line-height-at-least="0in" fo:text-align="justify" style:justify-single-word="false" fo:text-indent="-0.4047in" style:auto-text-indent="false">
        <style:tab-stops>
          <style:tab-stop style:position="0.4047in"/>
        </style:tab-stops>
      </style:paragraph-properties>
      <style:text-properties style:font-name="Arial" fo:font-size="17pt" style:font-name-asian="Arial" style:font-size-asian="17pt" style:font-name-complex="Arial"/>
    </style:style>
    <style:style style:name="P25" style:family="paragraph" style:parent-style-name="Standard" style:list-style-name="WW8Num2">
      <style:paragraph-properties fo:margin-left="0.4047in" fo:margin-right="0in" style:line-height-at-least="0in" fo:text-align="justify" style:justify-single-word="false" fo:text-indent="-0.4047in" style:auto-text-indent="false">
        <style:tab-stops>
          <style:tab-stop style:position="0.4047in"/>
        </style:tab-stops>
      </style:paragraph-properties>
      <style:text-properties style:font-name="Arial" fo:font-size="17pt" style:font-name-asian="Arial" style:font-size-asian="17pt" style:font-name-complex="Arial"/>
    </style:style>
    <style:style style:name="P26" style:family="paragraph" style:parent-style-name="Standard" style:list-style-name="WW8Num3">
      <style:paragraph-properties fo:margin-left="0.4047in" fo:margin-right="0in" style:line-height-at-least="0in" fo:text-align="justify" style:justify-single-word="false" fo:text-indent="-0.4047in" style:auto-text-indent="false">
        <style:tab-stops>
          <style:tab-stop style:position="0.4047in"/>
        </style:tab-stops>
      </style:paragraph-properties>
      <style:text-properties style:font-name="Arial" fo:font-size="17pt" style:font-name-asian="Arial" style:font-size-asian="17pt" style:font-name-complex="Arial"/>
    </style:style>
    <style:style style:name="P27" style:family="paragraph" style:parent-style-name="Standard" style:list-style-name="WW8Num4">
      <style:paragraph-properties fo:margin-left="0.4047in" fo:margin-right="0in" style:line-height-at-least="0in" fo:text-align="justify" style:justify-single-word="false" fo:text-indent="-0.4047in" style:auto-text-indent="false">
        <style:tab-stops>
          <style:tab-stop style:position="0.4047in"/>
        </style:tab-stops>
      </style:paragraph-properties>
      <style:text-properties style:font-name="Arial" fo:font-size="17pt" style:font-name-asian="Arial" style:font-size-asian="17pt" style:font-name-complex="Arial"/>
    </style:style>
    <style:style style:name="P28" style:family="paragraph" style:parent-style-name="Standard" style:list-style-name="WW8Num5">
      <style:paragraph-properties fo:margin-left="0.4047in" fo:margin-right="0in" style:line-height-at-least="0in" fo:text-align="justify" style:justify-single-word="false" fo:text-indent="-0.4047in" style:auto-text-indent="false">
        <style:tab-stops>
          <style:tab-stop style:position="0.4047in"/>
        </style:tab-stops>
      </style:paragraph-properties>
      <style:text-properties style:font-name="Arial" fo:font-size="17pt" style:font-name-asian="Arial" style:font-size-asian="17pt" style:font-name-complex="Arial"/>
    </style:style>
    <style:style style:name="P29" style:family="paragraph" style:parent-style-name="Standard" style:list-style-name="WW8Num6">
      <style:paragraph-properties fo:margin-left="0.4047in" fo:margin-right="0in" style:line-height-at-least="0in" fo:text-align="justify" style:justify-single-word="false" fo:text-indent="-0.4047in" style:auto-text-indent="false">
        <style:tab-stops>
          <style:tab-stop style:position="0.4047in"/>
        </style:tab-stops>
      </style:paragraph-properties>
      <style:text-properties style:font-name="Arial" fo:font-size="17pt" style:font-name-asian="Arial" style:font-size-asian="17pt" style:font-name-complex="Arial"/>
    </style:style>
    <style:style style:name="P30" style:family="paragraph" style:parent-style-name="Standard" style:list-style-name="WW8Num7">
      <style:paragraph-properties fo:margin-left="0.4047in" fo:margin-right="0in" style:line-height-at-least="0in" fo:text-align="justify" style:justify-single-word="false" fo:text-indent="-0.4047in" style:auto-text-indent="false">
        <style:tab-stops>
          <style:tab-stop style:position="0.4047in"/>
        </style:tab-stops>
      </style:paragraph-properties>
      <style:text-properties style:font-name="Arial" fo:font-size="17pt" style:font-name-asian="Arial" style:font-size-asian="17pt" style:font-name-complex="Arial"/>
    </style:style>
    <style:style style:name="P31" style:family="paragraph" style:parent-style-name="Standard" style:list-style-name="WW8Num8">
      <style:paragraph-properties fo:margin-left="0.4047in" fo:margin-right="0in" style:line-height-at-least="0in" fo:text-align="justify" style:justify-single-word="false" fo:text-indent="-0.4047in" style:auto-text-indent="false">
        <style:tab-stops>
          <style:tab-stop style:position="0.4047in"/>
        </style:tab-stops>
      </style:paragraph-properties>
      <style:text-properties style:font-name="Arial" fo:font-size="17pt" style:font-name-asian="Arial" style:font-size-asian="17pt" style:font-name-complex="Arial"/>
    </style:style>
    <style:style style:name="P32" style:family="paragraph" style:parent-style-name="Standard" style:list-style-name="WW8Num9">
      <style:paragraph-properties fo:margin-left="0.4047in" fo:margin-right="0in" style:line-height-at-least="0in" fo:text-align="justify" style:justify-single-word="false" fo:text-indent="-0.4047in" style:auto-text-indent="false">
        <style:tab-stops>
          <style:tab-stop style:position="0.4047in"/>
        </style:tab-stops>
      </style:paragraph-properties>
      <style:text-properties style:font-name="Arial" fo:font-size="17pt" style:font-name-asian="Arial" style:font-size-asian="17pt" style:font-name-complex="Arial"/>
    </style:style>
    <style:style style:name="P33" style:family="paragraph" style:parent-style-name="Standard">
      <style:paragraph-properties fo:margin-left="0.002in" fo:margin-right="0in" style:line-height-at-least="0in" fo:text-indent="0in" style:auto-text-indent="false">
        <style:tab-stops>
          <style:tab-stop style:position="0.5299in"/>
        </style:tab-stops>
      </style:paragraph-properties>
    </style:style>
    <style:style style:name="P34" style:family="paragraph" style:parent-style-name="Standard">
      <style:paragraph-properties fo:margin-left="0.002in" fo:margin-right="0in" style:line-height-at-least="0in" fo:text-indent="0in" style:auto-text-indent="false">
        <style:tab-stops>
          <style:tab-stop style:position="2.6409in"/>
        </style:tab-stops>
      </style:paragraph-properties>
    </style:style>
    <style:style style:name="P35" style:family="paragraph" style:parent-style-name="Standard">
      <style:paragraph-properties fo:margin-left="0.002in" fo:margin-right="0in" style:line-height-at-least="0in" fo:text-indent="0in" style:auto-text-indent="false">
        <style:tab-stops>
          <style:tab-stop style:position="1.2937in"/>
        </style:tab-stops>
      </style:paragraph-properties>
    </style:style>
    <style:style style:name="P36" style:family="paragraph" style:parent-style-name="Standard">
      <style:paragraph-properties fo:margin-left="0.002in" fo:margin-right="0in" style:line-height-at-least="0in" fo:text-indent="0in" style:auto-text-indent="false"/>
      <style:text-properties style:font-name="Arial" fo:font-size="12pt" style:font-name-asian="Arial" style:font-size-asian="12pt" style:font-name-complex="Arial"/>
    </style:style>
    <style:style style:name="P37" style:family="paragraph" style:parent-style-name="Standard">
      <style:paragraph-properties fo:margin-left="0.002in" fo:margin-right="0in" fo:line-height="95%" fo:text-indent="0in" style:auto-text-indent="false"/>
      <style:text-properties style:font-name="Arial" fo:font-size="12pt" style:font-name-asian="Arial" style:font-size-asian="12pt" style:font-name-complex="Arial"/>
    </style:style>
    <style:style style:name="P38" style:family="paragraph" style:parent-style-name="Standard">
      <style:paragraph-properties fo:margin-left="0.002in" fo:margin-right="0in" style:line-height-at-least="0in" fo:text-indent="0in" style:auto-text-indent="false"/>
      <style:text-properties style:font-name="Arial" fo:font-size="12pt" officeooo:rsid="000cdfa9" officeooo:paragraph-rsid="000cdfa9" style:font-name-asian="Arial" style:font-size-asian="12pt" style:font-name-complex="Arial"/>
    </style:style>
    <style:style style:name="P39" style:family="paragraph" style:parent-style-name="Standard">
      <style:paragraph-properties fo:margin-left="0.002in" fo:margin-right="0in" fo:line-height="99%" fo:text-indent="0in" style:auto-text-indent="false">
        <style:tab-stops>
          <style:tab-stop style:position="0.5299in"/>
        </style:tab-stops>
      </style:paragraph-properties>
    </style:style>
    <style:style style:name="P40" style:family="paragraph" style:parent-style-name="Standard" style:master-page-name="Standard">
      <style:paragraph-properties fo:line-height="0.139in" style:page-number="auto"/>
      <style:text-properties style:font-name="Times New Roman" fo:font-size="12pt" style:font-name-asian="Times New Roman" style:font-size-asian="12pt" style:font-name-complex="Times New Roman"/>
    </style:style>
    <style:style style:name="P41" style:family="paragraph" style:parent-style-name="Standard" style:master-page-name="Convert_20_1">
      <style:paragraph-properties fo:line-height="0.139in" style:page-number="auto"/>
      <style:text-properties style:font-name="Times New Roman" fo:font-size="10.5pt" style:font-name-asian="Times New Roman" style:font-size-asian="10.5pt" style:font-name-complex="Times New Roman"/>
    </style:style>
    <style:style style:name="P42" style:family="paragraph" style:parent-style-name="Standard" style:master-page-name="Convert_20_2">
      <style:paragraph-properties fo:line-height="0.139in" style:page-number="auto"/>
      <style:text-properties style:font-name="Times New Roman" fo:font-size="10.5pt" style:font-name-asian="Times New Roman" style:font-size-asian="10.5pt" style:font-name-complex="Times New Roman"/>
    </style:style>
    <style:style style:name="T1" style:family="text">
      <style:text-properties style:font-name="Arial" fo:font-size="17pt" style:font-name-asian="Arial" style:font-size-asian="17pt" style:font-name-complex="Arial"/>
    </style:style>
    <style:style style:name="T2" style:family="text">
      <style:text-properties style:font-name="Arial" fo:font-size="12pt" style:font-name-asian="Arial" style:font-size-asian="12pt" style:font-name-complex="Arial"/>
    </style:style>
    <style:style style:name="T3" style:family="text">
      <style:text-properties style:font-name="Arial" fo:font-size="11pt" style:font-name-asian="Arial" style:font-size-asian="11pt" style:font-name-complex="Arial"/>
    </style:style>
    <style:style style:name="T4" style:family="text">
      <style:text-properties style:font-name="Arial" fo:font-size="11.5pt" style:font-name-asian="Arial" style:font-size-asian="11.5pt" style:font-name-complex="Arial"/>
    </style:style>
    <style:style style:name="T5" style:family="text">
      <style:text-properties style:font-name="Times New Roman" style:font-name-asian="Times New Roman" style:font-name-complex="Times New Roman"/>
    </style:style>
    <style:style style:name="Sect1" style:family="section">
      <style:section-properties text:dont-balance-text-columns="true" style:writing-mode="lr-tb" fo:margin-left="2.6547in" fo:margin-right="2.6528in" style:editable="false">
        <style:columns fo:column-count="1" fo:column-gap="0in"/>
      </style:section-properties>
    </style:style>
    <style:style style:name="Sect2" style:family="section">
      <style:section-properties text:dont-balance-text-columns="true" style:writing-mode="lr-tb" fo:margin-left="2.6547in" fo:margin-right="2.2917in" style:editable="false">
        <style:columns fo:column-count="1" fo:column-gap="0in"/>
      </style:section-properties>
    </style:style>
    <style:style style:name="Sect3" style:family="section">
      <style:section-properties text:dont-balance-text-columns="true" style:writing-mode="lr-tb" fo:margin-left="2.6528in" fo:margin-right="2.6528in"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0"><text:bookmark text:name="page1"/></text:p>
      <text:p text:style-name="P9"/>
      <text:p text:style-name="P9"/>
      <text:p text:style-name="P9"/>
      <text:p text:style-name="P9"/>
      <text:p text:style-name="P9"/>
      <text:p text:style-name="P9"/>
      <text:p text:style-name="P9"/>
      <text:p text:style-name="P10"/>
      <text:p text:style-name="P22">Git</text:p>
      <text:p text:style-name="P11"/>
      <text:p text:style-name="P23">Study Guide</text:p>
      <text:p text:style-name="P9"/>
      <text:p text:style-name="P9"/>
      <text:p text:style-name="P12"/>
      <text:list xml:id="list114165264340830907" text:style-name="WW8Num1">
        <text:list-item>
          <text:p text:style-name="P24">Versa what?!</text:p>
        </text:list-item>
      </text:list>
      <text:p text:style-name="P13"/>
      <text:p text:style-name="P36">What is version control?</text:p>
      <text:p text:style-name="P38">Version control is a way to save previous variations of the same file. The best way I think of it is a Save feature that almost “stacks” each save you make so you can go backward and remember what changes were made or what might not have worked in the past. An example used in class was writing a large program and accidentally deleting the most important length of code, then saving. Normally this would mean you would have to start from scratch unless a person kept constant backups or copies. With version control the programmer would be able to look back prior to the save and find the code that s/he accidentally deleted.</text:p>
      <text:p text:style-name="P9"/>
      <text:p text:style-name="P14"/>
      <text:list xml:id="list4859979003570602881" text:style-name="WW8Num2">
        <text:list-item>
          <text:p text:style-name="P25">Where the heart is</text:p>
        </text:list-item>
      </text:list>
      <text:p text:style-name="P15"/>
      <text:p text:style-name="P37">What is the di erence between distributed and centralized version control systems?</text:p>
      <text:p text:style-name="P9"/>
      <text:p text:style-name="P14"/>
      <text:list xml:id="list1566161642455766463" text:style-name="WW8Num3">
        <text:list-item>
          <text:p text:style-name="P26">Versa who?!</text:p>
        </text:list-item>
      </text:list>
      <text:p text:style-name="P13"/>
      <text:p text:style-name="P36">What does a version control program do for us?</text:p>
      <text:p text:style-name="P9"/>
      <text:p text:style-name="P14"/>
      <text:list xml:id="list491019208840502529" text:style-name="WW8Num4">
        <text:list-item>
          <text:p text:style-name="P27">Committing to git</text:p>
        </text:list-item>
      </text:list>
      <text:p text:style-name="P13"/>
      <text:p text:style-name="P36">What is a commit?</text:p>
      <text:p text:style-name="P9"/>
      <text:p text:style-name="P14"/>
      <text:list xml:id="list7493530190606586407" text:style-name="WW8Num5">
        <text:list-item>
          <text:p text:style-name="P28">Checking out git</text:p>
        </text:list-item>
      </text:list>
      <text:p text:style-name="P13"/>
      <text:p text:style-name="P36">What is a check out?</text:p>
      <text:p text:style-name="P9"/>
      <text:p text:style-name="P14"><text:soft-page-break/></text:p>
      <text:list xml:id="list3763667202981831439" text:style-name="WW8Num6">
        <text:list-item>
          <text:p text:style-name="P29">It's like a tree limb</text:p>
        </text:list-item>
      </text:list>
      <text:p text:style-name="P13"/>
      <text:p text:style-name="P36">What is a branch?</text:p>
      <text:section text:style-name="Sect1" text:name="Section1">
        <text:p text:style-name="P9"/>
        <text:p text:style-name="P9"/>
        <text:p text:style-name="P9"/>
        <text:p text:style-name="P16"/>
        <text:p text:style-name="P20">1</text:p>
      </text:section>
      <text:p text:style-name="P41"><text:bookmark text:name="page2"/></text:p>
      <text:p text:style-name="P1"/>
      <text:p text:style-name="P1"/>
      <text:p text:style-name="P1"/>
      <text:p text:style-name="P5"/>
      <text:list xml:id="list4259721499076052745" text:style-name="WW8Num7">
        <text:list-item>
          <text:p text:style-name="P30">The life of a limb</text:p>
        </text:list-item>
      </text:list>
      <text:p text:style-name="P2"/>
      <text:p text:style-name="P36">How long are branches in git supposed to exist?</text:p>
      <text:p text:style-name="P1"/>
      <text:p text:style-name="P3"/>
      <text:list xml:id="list1226249602329040824" text:style-name="WW8Num8">
        <text:list-item>
          <text:p text:style-name="P31">Tree growth</text:p>
        </text:list-item>
      </text:list>
      <text:p text:style-name="P2"/>
      <text:p text:style-name="P36">How do you create a branch in git?</text:p>
      <text:p text:style-name="P1"/>
      <text:p text:style-name="P3"/>
      <text:list xml:id="list7487839986867411960" text:style-name="WW8Num9">
        <text:list-item>
          <text:p text:style-name="P32">Swinging on a vine</text:p>
        </text:list-item>
      </text:list>
      <text:p text:style-name="P2"/>
      <text:p text:style-name="P36">How do you switch branches in git?</text:p>
      <text:p text:style-name="P1"/>
      <text:p text:style-name="P3"/>
      <text:p text:style-name="P33"><text:span text:style-name="T1">10</text:span><text:span text:style-name="T5"><text:tab/></text:span><text:span text:style-name="T1">Taping it together</text:span></text:p>
      <text:p text:style-name="P2"/>
      <text:p text:style-name="P36">How do you merge branches in git?</text:p>
      <text:p text:style-name="P1"/>
      <text:p text:style-name="P3"/>
      <text:p text:style-name="P33"><text:span text:style-name="T1">11</text:span><text:span text:style-name="T5"><text:tab/></text:span><text:span text:style-name="T1">Status</text:span></text:p>
      <text:p text:style-name="P2"/>
      <text:p text:style-name="P34"><text:span text:style-name="T2">How do you check the status of the</text:span><text:span text:style-name="T5"><text:tab/></text:span><text:span text:style-name="T3">les you are presently working on?</text:span></text:p>
      <text:p text:style-name="P1"/>
      <text:p text:style-name="P3"/>
      <text:p text:style-name="P39"><text:span text:style-name="T1">12</text:span><text:span text:style-name="T5"><text:tab/></text:span><text:span text:style-name="T1">Adding to the chaos</text:span></text:p>
      <text:p text:style-name="P6"/>
      <text:p text:style-name="P35"><text:span text:style-name="T2">How do you add</text:span><text:span text:style-name="T5"><text:tab/></text:span><text:span text:style-name="T4">les to the repository?</text:span></text:p>
      <text:p text:style-name="P1"/>
      <text:p text:style-name="P3"/>
      <text:p text:style-name="P33"><text:span text:style-name="T1">13</text:span><text:span text:style-name="T5"><text:tab/></text:span><text:span text:style-name="T1">The main line</text:span></text:p>
      <text:p text:style-name="P2"/>
      <text:p text:style-name="P36">What is the name for the primary branch in git?</text:p>
      <text:p text:style-name="P1"/>
      <text:p text:style-name="P3"/>
      <text:p text:style-name="P33"><text:span text:style-name="T1">14</text:span><text:span text:style-name="T5"><text:tab/></text:span><text:span text:style-name="T1">What limb are you on?</text:span></text:p>
      <text:p text:style-name="P2"/>
      <text:p text:style-name="P36">How do you check which branch you presently have checked out?</text:p>
      <text:section text:style-name="Sect2" text:name="Section2">
        <text:p text:style-name="P9"/>
        <text:p text:style-name="P1"/>
        <text:p text:style-name="P1"/>
        <text:p text:style-name="P1"/>
        <text:p text:style-name="P1"/>
        <text:p text:style-name="P7"/>
        <text:p text:style-name="P20">2</text:p>
      </text:section>
      <text:p text:style-name="P42"><text:bookmark text:name="page3"/></text:p>
      <text:p text:style-name="P1"/>
      <text:p text:style-name="P1"/>
      <text:p text:style-name="P1"/>
      <text:p text:style-name="P5"/>
      <text:p text:style-name="P17"><text:span text:style-name="T1">15</text:span><text:span text:style-name="T5"><text:tab/></text:span><text:span text:style-name="T1">Git what?!</text:span></text:p>
      <text:p text:style-name="P2"/>
      <text:p text:style-name="P18">What is github?</text:p>
      <text:p text:style-name="P1"/>
      <text:p text:style-name="P3"/>
      <text:p text:style-name="P17"><text:span text:style-name="T1">16</text:span><text:span text:style-name="T5"><text:tab/></text:span><text:span text:style-name="T1">We see a need!</text:span></text:p>
      <text:p text:style-name="P2"/>
      <text:p text:style-name="P18">Why was git created?</text:p>
      <text:p text:style-name="P1"/>
      <text:p text:style-name="P3"/>
      <text:p text:style-name="P17"><text:span text:style-name="T1">17</text:span><text:span text:style-name="T5"><text:tab/></text:span><text:span text:style-name="T1">A day in the life of git</text:span></text:p>
      <text:p text:style-name="P2"/>
      <text:p text:style-name="P18">What is a typical git work ow?</text:p>
      <text:p text:style-name="P1"/>
      <text:p text:style-name="P3"/>
      <text:p text:style-name="P17"><text:span text:style-name="T1">18</text:span><text:span text:style-name="T5"><text:tab/></text:span><text:span text:style-name="T1">Why git?</text:span></text:p>
      <text:p text:style-name="P2"/>
      <text:p text:style-name="P18">What makes git di erent than other version control systems?</text:p>
      <text:p text:style-name="P1"/>
      <text:p text:style-name="P3"/>
      <text:p text:style-name="P17"><text:span text:style-name="T1">19</text:span><text:span text:style-name="T5"><text:tab/></text:span><text:span text:style-name="T1">What were they thinking?!</text:span></text:p>
      <text:p text:style-name="P2"/>
      <text:p text:style-name="P18">What were the design criteria for git?</text:p>
      <text:p text:style-name="P1"/>
      <text:p text:style-name="P3"/>
      <text:p text:style-name="P21"><text:span text:style-name="T1">20</text:span><text:span text:style-name="T5"><text:tab/></text:span><text:span text:style-name="T1">Time machine</text:span></text:p>
      <text:p text:style-name="P6"/>
      <text:p text:style-name="P18">How do we view the past of a project with git?</text:p>
      <text:p text:style-name="P1"/>
      <text:p text:style-name="P3"/>
      <text:p text:style-name="P17"><text:span text:style-name="T1">21</text:span><text:span text:style-name="T5"><text:tab/></text:span><text:span text:style-name="T1">Commit Comment</text:span></text:p>
      <text:p text:style-name="P4"/>
      <text:p text:style-name="P19">How much information, and what kind of information should be in a commit message?</text:p>
      <text:p text:style-name="P1"/>
      <text:p text:style-name="P3"/>
      <text:p text:style-name="P17"><text:span text:style-name="T1">22</text:span><text:span text:style-name="T5"><text:tab/></text:span><text:span text:style-name="T1">Great Scott!</text:span></text:p>
      <text:p text:style-name="P4"/>
      <text:p text:style-name="P19">If there was a mistake made in the past of a project, how should we go about correcting that mistake?</text:p>
      <text:section text:style-name="Sect3" text:name="Section3">
        <text:p text:style-name="P9"/>
        <text:p text:style-name="P1"/>
        <text:p text:style-name="P8"/>
        <text:p text:style-name="P20">3</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Calibri" svg:font-family="Calibri" style:font-family-generic="swiss"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Calibri" fo:font-family="Calibri" style:font-family-generic="swiss" style:font-pitch="variable" fo:font-size="10pt" style:font-name-asian="Calibri" style:font-family-asian="Calibri" style:font-family-generic-asian="swiss" style:font-pitch-asian="variable" style:font-size-asian="10pt" style:font-name-complex="Arial" style:font-family-complex="Arial" style:font-family-generic-complex="swiss" style:font-pitch-complex="variable" style:font-size-complex="10pt"/>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WW8Num1z0" style:family="text"/>
    <style:style style:name="WW8Num1z1" style:family="text"/>
    <style:style style:name="WW8Num1z2" style:family="text"/>
    <style:style style:name="WW8Num1z3" style:family="text"/>
    <style:style style:name="WW8Num1z4" style:family="text"/>
    <style:style style:name="WW8Num1z5" style:family="text"/>
    <style:style style:name="WW8Num1z6" style:family="text"/>
    <style:style style:name="WW8Num1z7" style:family="text"/>
    <style:style style:name="WW8Num1z8" style:family="text"/>
    <style:style style:name="WW8Num2z0" style:family="text"/>
    <style:style style:name="WW8Num2z1" style:family="text"/>
    <style:style style:name="WW8Num2z2" style:family="text"/>
    <style:style style:name="WW8Num2z3" style:family="text"/>
    <style:style style:name="WW8Num2z4" style:family="text"/>
    <style:style style:name="WW8Num2z5" style:family="text"/>
    <style:style style:name="WW8Num2z6" style:family="text"/>
    <style:style style:name="WW8Num2z7" style:family="text"/>
    <style:style style:name="WW8Num2z8" style:family="text"/>
    <style:style style:name="WW8Num3z0" style:family="text"/>
    <style:style style:name="WW8Num3z1" style:family="text"/>
    <style:style style:name="WW8Num3z2" style:family="text"/>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style style:name="WW8Num4z1" style:family="text"/>
    <style:style style:name="WW8Num4z2" style:family="text"/>
    <style:style style:name="WW8Num4z3" style:family="text"/>
    <style:style style:name="WW8Num4z4" style:family="text"/>
    <style:style style:name="WW8Num4z5" style:family="text"/>
    <style:style style:name="WW8Num4z6" style:family="text"/>
    <style:style style:name="WW8Num4z7" style:family="text"/>
    <style:style style:name="WW8Num4z8" style:family="text"/>
    <style:style style:name="WW8Num5z0" style:family="text"/>
    <style:style style:name="WW8Num5z1" style:family="text"/>
    <style:style style:name="WW8Num5z2" style:family="text"/>
    <style:style style:name="WW8Num5z3" style:family="text"/>
    <style:style style:name="WW8Num5z4" style:family="text"/>
    <style:style style:name="WW8Num5z5" style:family="text"/>
    <style:style style:name="WW8Num5z6" style:family="text"/>
    <style:style style:name="WW8Num5z7" style:family="text"/>
    <style:style style:name="WW8Num5z8" style:family="text"/>
    <style:style style:name="WW8Num6z0" style:family="text"/>
    <style:style style:name="WW8Num6z1" style:family="text"/>
    <style:style style:name="WW8Num6z2" style:family="text"/>
    <style:style style:name="WW8Num6z3" style:family="text"/>
    <style:style style:name="WW8Num6z4" style:family="text"/>
    <style:style style:name="WW8Num6z5" style:family="text"/>
    <style:style style:name="WW8Num6z6" style:family="text"/>
    <style:style style:name="WW8Num6z7" style:family="text"/>
    <style:style style:name="WW8Num6z8" style:family="text"/>
    <style:style style:name="WW8Num7z0" style:family="text"/>
    <style:style style:name="WW8Num7z1" style:family="text"/>
    <style:style style:name="WW8Num7z2" style:family="text"/>
    <style:style style:name="WW8Num7z3" style:family="text"/>
    <style:style style:name="WW8Num7z4" style:family="text"/>
    <style:style style:name="WW8Num7z5" style:family="text"/>
    <style:style style:name="WW8Num7z6" style:family="text"/>
    <style:style style:name="WW8Num7z7" style:family="text"/>
    <style:style style:name="WW8Num7z8" style:family="text"/>
    <style:style style:name="WW8Num8z0" style:family="text"/>
    <style:style style:name="WW8Num8z1" style:family="text"/>
    <style:style style:name="WW8Num8z2" style:family="text"/>
    <style:style style:name="WW8Num8z3" style:family="text"/>
    <style:style style:name="WW8Num8z4" style:family="text"/>
    <style:style style:name="WW8Num8z5" style:family="text"/>
    <style:style style:name="WW8Num8z6" style:family="text"/>
    <style:style style:name="WW8Num8z7" style:family="text"/>
    <style:style style:name="WW8Num8z8" style:family="text"/>
    <style:style style:name="WW8Num9z0" style:family="text"/>
    <style:style style:name="WW8Num9z1" style:family="text"/>
    <style:style style:name="WW8Num9z2" style:family="text"/>
    <style:style style:name="WW8Num9z3" style:family="text"/>
    <style:style style:name="WW8Num9z4" style:family="text"/>
    <style:style style:name="WW8Num9z5" style:family="text"/>
    <style:style style:name="WW8Num9z6" style:family="text"/>
    <style:style style:name="WW8Num9z7" style:family="text"/>
    <style:style style:name="WW8Num9z8" style:family="text"/>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consecutive-numbering="true">
      <text:list-level-style-bullet text:level="1" text:style-name="WW8Num1z0" style:num-suffix="." text:bullet-char="1">
        <style:list-level-properties text:list-level-position-and-space-mode="label-alignment">
          <style:list-level-label-alignment text:label-followed-by="listtab"/>
        </style:list-level-properties>
        <style:text-properties style:font-name="Liberation Serif"/>
      </text:list-level-style-bullet>
      <text:list-level-style-bullet text:level="2" text:style-name="WW8Num1z1"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3" text:style-name="WW8Num1z2"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4" text:style-name="WW8Num1z3"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5" text:style-name="WW8Num1z4"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6" text:style-name="WW8Num1z5"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7" text:style-name="WW8Num1z6"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8" text:style-name="WW8Num1z7"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9" text:style-name="WW8Num1z8" style:num-suffix="." text:bullet-char="←">
        <style:list-level-properties text:list-level-position-and-space-mode="label-alignment">
          <style:list-level-label-alignment text:label-followed-by="listtab"/>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2">
        <style:list-level-properties text:list-level-position-and-space-mode="label-alignment">
          <style:list-level-label-alignment text:label-followed-by="listtab"/>
        </style:list-level-properties>
        <style:text-properties style:font-name="Liberation Serif"/>
      </text:list-level-style-bullet>
      <text:list-level-style-bullet text:level="2" text:style-name="WW8Num2z1"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3" text:style-name="WW8Num2z2"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4" text:style-name="WW8Num2z3"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5" text:style-name="WW8Num2z4"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6" text:style-name="WW8Num2z5"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7" text:style-name="WW8Num2z6"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8" text:style-name="WW8Num2z7"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9" text:style-name="WW8Num2z8" style:num-suffix="." text:bullet-char="←">
        <style:list-level-properties text:list-level-position-and-space-mode="label-alignment">
          <style:list-level-label-alignment text:label-followed-by="listtab"/>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consecutive-numbering="true">
      <text:list-level-style-bullet text:level="1" text:style-name="WW8Num3z0" style:num-suffix="." text:bullet-char="3">
        <style:list-level-properties text:list-level-position-and-space-mode="label-alignment">
          <style:list-level-label-alignment text:label-followed-by="listtab"/>
        </style:list-level-properties>
        <style:text-properties style:font-name="Liberation Serif"/>
      </text:list-level-style-bullet>
      <text:list-level-style-bullet text:level="2" text:style-name="WW8Num3z1"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3" text:style-name="WW8Num3z2"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4" text:style-name="WW8Num3z3"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5" text:style-name="WW8Num3z4"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6" text:style-name="WW8Num3z5"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7" text:style-name="WW8Num3z6"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8" text:style-name="WW8Num3z7"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9" text:style-name="WW8Num3z8" style:num-suffix="." text:bullet-char="←">
        <style:list-level-properties text:list-level-position-and-space-mode="label-alignment">
          <style:list-level-label-alignment text:label-followed-by="listtab"/>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consecutive-numbering="true">
      <text:list-level-style-bullet text:level="1" text:style-name="WW8Num4z0" style:num-suffix="." text:bullet-char="4">
        <style:list-level-properties text:list-level-position-and-space-mode="label-alignment">
          <style:list-level-label-alignment text:label-followed-by="listtab"/>
        </style:list-level-properties>
        <style:text-properties style:font-name="Liberation Serif"/>
      </text:list-level-style-bullet>
      <text:list-level-style-bullet text:level="2" text:style-name="WW8Num4z1"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3" text:style-name="WW8Num4z2"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4" text:style-name="WW8Num4z3"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5" text:style-name="WW8Num4z4"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6" text:style-name="WW8Num4z5"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7" text:style-name="WW8Num4z6"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8" text:style-name="WW8Num4z7"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9" text:style-name="WW8Num4z8" style:num-suffix="." text:bullet-char="←">
        <style:list-level-properties text:list-level-position-and-space-mode="label-alignment">
          <style:list-level-label-alignment text:label-followed-by="listtab"/>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5">
        <style:list-level-properties text:list-level-position-and-space-mode="label-alignment">
          <style:list-level-label-alignment text:label-followed-by="listtab"/>
        </style:list-level-properties>
        <style:text-properties style:font-name="Liberation Serif"/>
      </text:list-level-style-bullet>
      <text:list-level-style-bullet text:level="2" text:style-name="WW8Num5z1"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3" text:style-name="WW8Num5z2"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4" text:style-name="WW8Num5z3"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5" text:style-name="WW8Num5z4"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6" text:style-name="WW8Num5z5"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7" text:style-name="WW8Num5z6"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8" text:style-name="WW8Num5z7"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9" text:style-name="WW8Num5z8" style:num-suffix="." text:bullet-char="←">
        <style:list-level-properties text:list-level-position-and-space-mode="label-alignment">
          <style:list-level-label-alignment text:label-followed-by="listtab"/>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6">
        <style:list-level-properties text:list-level-position-and-space-mode="label-alignment">
          <style:list-level-label-alignment text:label-followed-by="listtab"/>
        </style:list-level-properties>
        <style:text-properties style:font-name="Liberation Serif"/>
      </text:list-level-style-bullet>
      <text:list-level-style-bullet text:level="2" text:style-name="WW8Num6z1"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3" text:style-name="WW8Num6z2"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4" text:style-name="WW8Num6z3"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5" text:style-name="WW8Num6z4"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6" text:style-name="WW8Num6z5"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7" text:style-name="WW8Num6z6"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8" text:style-name="WW8Num6z7"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9" text:style-name="WW8Num6z8" style:num-suffix="." text:bullet-char="←">
        <style:list-level-properties text:list-level-position-and-space-mode="label-alignment">
          <style:list-level-label-alignment text:label-followed-by="listtab"/>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7">
        <style:list-level-properties text:list-level-position-and-space-mode="label-alignment">
          <style:list-level-label-alignment text:label-followed-by="listtab"/>
        </style:list-level-properties>
        <style:text-properties style:font-name="Liberation Serif"/>
      </text:list-level-style-bullet>
      <text:list-level-style-bullet text:level="2" text:style-name="WW8Num7z1"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3" text:style-name="WW8Num7z2"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4" text:style-name="WW8Num7z3"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5" text:style-name="WW8Num7z4"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6" text:style-name="WW8Num7z5"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7" text:style-name="WW8Num7z6"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8" text:style-name="WW8Num7z7"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9" text:style-name="WW8Num7z8" style:num-suffix="." text:bullet-char="←">
        <style:list-level-properties text:list-level-position-and-space-mode="label-alignment">
          <style:list-level-label-alignment text:label-followed-by="listtab"/>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8">
        <style:list-level-properties text:list-level-position-and-space-mode="label-alignment">
          <style:list-level-label-alignment text:label-followed-by="listtab"/>
        </style:list-level-properties>
        <style:text-properties style:font-name="Liberation Serif"/>
      </text:list-level-style-bullet>
      <text:list-level-style-bullet text:level="2" text:style-name="WW8Num8z1"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3" text:style-name="WW8Num8z2"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4" text:style-name="WW8Num8z3"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5" text:style-name="WW8Num8z4"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6" text:style-name="WW8Num8z5"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7" text:style-name="WW8Num8z6"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8" text:style-name="WW8Num8z7"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9" text:style-name="WW8Num8z8" style:num-suffix="." text:bullet-char="←">
        <style:list-level-properties text:list-level-position-and-space-mode="label-alignment">
          <style:list-level-label-alignment text:label-followed-by="listtab"/>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9">
        <style:list-level-properties text:list-level-position-and-space-mode="label-alignment">
          <style:list-level-label-alignment text:label-followed-by="listtab"/>
        </style:list-level-properties>
        <style:text-properties style:font-name="Liberation Serif"/>
      </text:list-level-style-bullet>
      <text:list-level-style-bullet text:level="2" text:style-name="WW8Num9z1"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3" text:style-name="WW8Num9z2"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4" text:style-name="WW8Num9z3"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5" text:style-name="WW8Num9z4"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6" text:style-name="WW8Num9z5"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7" text:style-name="WW8Num9z6"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8" text:style-name="WW8Num9z7" style:num-suffix="." text:bullet-char="←">
        <style:list-level-properties text:list-level-position-and-space-mode="label-alignment">
          <style:list-level-label-alignment text:label-followed-by="listtab"/>
        </style:list-level-properties>
        <style:text-properties style:font-name="Liberation Serif"/>
      </text:list-level-style-bullet>
      <text:list-level-style-bullet text:level="9" text:style-name="WW8Num9z8" style:num-suffix="." text:bullet-char="←">
        <style:list-level-properties text:list-level-position-and-space-mode="label-alignment">
          <style:list-level-label-alignment text:label-followed-by="listtab"/>
        </style:list-level-properties>
        <style:text-properties style:font-name="Liberation Serif"/>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5398in" fo:margin-right="1.5693in" style:writing-mode="lr-tb" style:layout-grid-color="#c0c0c0" style:layout-grid-lines="36" style:layout-grid-base-height="0.25in" style:layout-grid-ruby-height="0in" style:layout-grid-mode="none" style:layout-grid-ruby-below="false" style:layout-grid-print="false" style:layout-grid-display="false" style:layout-grid-base-width="0.139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1in" fo:margin-bottom="1in" fo:margin-left="1.5398in" fo:margin-right="1.9307in" style:writing-mode="lr-tb" style:layout-grid-color="#c0c0c0" style:layout-grid-lines="36" style:layout-grid-base-height="0.25in" style:layout-grid-ruby-height="0in" style:layout-grid-mode="none" style:layout-grid-ruby-below="false" style:layout-grid-print="false" style:layout-grid-display="false" style:layout-grid-base-width="0.139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1in" fo:margin-bottom="1in" fo:margin-left="1.5417in" fo:margin-right="1.5693in" style:writing-mode="lr-tb" style:layout-grid-color="#c0c0c0" style:layout-grid-lines="36" style:layout-grid-base-height="0.25in" style:layout-grid-ruby-height="0in" style:layout-grid-mode="none" style:layout-grid-ruby-below="false" style:layout-grid-print="false" style:layout-grid-display="false" style:layout-grid-base-width="0.139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master-page style:name="Convert_20_1" style:display-name="Convert 1" style:page-layout-name="Mpm2"/>
    <style:master-page style:name="Convert_20_2" style:display-name="Convert 2"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6-01-25T04:01:00.800505943</dc:date>
    <meta:document-statistic meta:table-count="0" meta:image-count="0" meta:object-count="0" meta:page-count="4" meta:paragraph-count="50" meta:word-count="401" meta:character-count="1986" meta:non-whitespace-character-count="1644"/>
    <meta:generator>LibreOffice/4.2.8.2$Linux_X86_64 LibreOffice_project/420m0$Build-2</meta:generator>
  </office:meta>
</office:document-meta>
</file>